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office:automatic-styles>
  <office:body>
    <office:text>
      <text:p text:style-name="Title">Richard C. Adleta</text:p>
      <text:p text:style-name="Text_20_body">Senior Software Developer &amp; Solution Architect</text:p>
      <text:p text:style-name="Text_20_body"><text:span text:style-name="T1">Location:</text:span> Dallas, TX, USA</text:p>
      <text:p text:style-name="Text_20_body"><text:span text:style-name="T1">About Me:</text:span> <text:a xlink:type="simple" xlink:href="https://www.richardadleta.com/about" office:name=""><text:span text:style-name="Definition">https://www.richardadleta.com/about</text:span></text:a></text:p>
      <text:p text:style-name="Text_20_body"><text:span text:style-name="T1">Resume:</text:span> <text:a xlink:type="simple" xlink:href="https://www.richardadleta.com/resume" office:name=""><text:span text:style-name="Definition">https://www.richardadleta.com/resume</text:span></text:a></text:p>
      <text:p text:style-name="Text_20_body"><text:span text:style-name="T1">GitHub:</text:span> <text:a xlink:type="simple" xlink:href="https://github.com/radleta" office:name=""><text:span text:style-name="Definition">https://github.com/radleta</text:span></text:a></text:p>
      <text:p text:style-name="Text_20_body"><text:span text:style-name="T1">LinkedIn:</text:span> <text:a xlink:type="simple" xlink:href="https://www.linkedin.com/in/radleta" office:name=""><text:span text:style-name="Definition">https://www.linkedin.com/in/radleta</text:span></text:a></text:p>
      <text:h text:style-name="Heading_20_2" text:outline-level="2"><text:bookmark-start text:name="professional-summary"/>Professional Summary<text:bookmark-end text:name="professional-summary"/></text:h>
      <text:p text:style-name="First_20_paragraph">Seasoned technology leader with over 20 years of experience in software architecture, full-stack development, and team leadership. Proven track record as a CTO, VP of Engineering, and Lead Architect, specializing in scalable web applications, cloud computing, and AI integration. Expertise in .NET technologies, Angular, React, AWS services, and Agile methodologies. Committed to driving innovation and delivering impactful software solutions that align with business objectives.</text:p>
      <text:h text:style-name="Heading_20_2" text:outline-level="2"><text:bookmark-start text:name="professional-experience"/>Professional Experience<text:bookmark-end text:name="professional-experience"/></text:h>
      <text:h text:style-name="Heading_20_3" text:outline-level="3"><text:bookmark-start text:name="nexxt-inc--frisco-tx"/>Nexxt, Inc. | Frisco, TX<text:bookmark-end text:name="nexxt-inc--frisco-tx"/></text:h>
      <text:p text:style-name="First_20_paragraph"><text:span text:style-name="T2">Lead Architect</text:span> <text:span text:style-name="T1">Oct 2023 – Present</text:span></text:p>
      <text:list text:style-name="L1">
        <text:list-item>
          <text:p text:style-name="P1">Architected and developed an AI assistant framework supporting multiple enterprise AI integrations</text:p>
        </text:list-item>
        <text:list-item>
          <text:p text:style-name="P1">Integrated AI for email, web page building, job postings, and more</text:p>
        </text:list-item>
        <text:list-item>
          <text:p text:style-name="P1">Designed a flexible framework for seamless improvements based on user input and prompt design</text:p>
        </text:list-item>
        <text:list-item>
          <text:p text:style-name="P1">Developed in T-SQL, C#, ASP.NET MVC, Typescript, Angular, and collaborated with leadership on key design decisions</text:p>
        </text:list-item>
      </text:list>
      <text:p text:style-name="First_20_paragraph"><text:span text:style-name="T1">Technologies:</text:span> Angular, C#, ASP.NET MVC, .NET Core, TypeScript, SQL Server, Git</text:p>
      <text:h text:style-name="Heading_20_3" text:outline-level="3"><text:bookmark-start text:name="all-kids-network-llc--frisco-tx"/>All Kids Network, LLC | Frisco, TX<text:bookmark-end text:name="all-kids-network-llc--frisco-tx"/></text:h>
      <text:p text:style-name="First_20_paragraph"><text:span text:style-name="T2">Technical Founder</text:span> <text:span text:style-name="T1">May 2014 – Present</text:span></text:p>
      <text:list text:style-name="L2">
        <text:list-item>
          <text:p text:style-name="P2">Co-founded and architected a high-traffic educational platform with over 3 million annual users.</text:p>
        </text:list-item>
        <text:list-item>
          <text:p text:style-name="P2">Rebuilt the website using C#, ASP.NET MVC, React.js, and AWS services for improved performance.</text:p>
        </text:list-item>
        <text:list-item>
          <text:p text:style-name="P2">Managed a development team, overseeing project planning and code reviews.</text:p>
        </text:list-item>
        <text:list-item>
          <text:p text:style-name="P2">Implemented scalable solutions using AWS Open Search Engine, AWS DynamoDB, Elasticache Redis, and AWS Lambda.</text:p>
        </text:list-item>
      </text:list>
      <text:p text:style-name="First_20_paragraph"><text:span text:style-name="T1">Technologies:</text:span> ASP.NET MVC, C#, React.js, MySql, AWS Open Search Engine, AWS DynamoDB, AWS Elasticache, AWS RDS, AWS S3, AWS Elastic Beanstalk, AWS SES, AWS Lambda, Git.</text:p>
      <text:h text:style-name="Heading_20_3" text:outline-level="3"><text:bookmark-start text:name="splinterlands--philadelphia-pa"/>Splinterlands | Philadelphia, PA<text:bookmark-end text:name="splinterlands--philadelphia-pa"/></text:h>
      <text:p text:style-name="First_20_paragraph"><text:span text:style-name="T2">VP of Engineering / CTO / Head of Product</text:span> <text:span text:style-name="T1">Sept 2021 – Sept 2023</text:span></text:p>
      <text:list text:style-name="L3">
        <text:list-item>
          <text:p text:style-name="P3">Led development and deployment of blockchain-based gaming products using AWS, React, TypeScript, PostGreSQL, DynamoDB, and Redis.</text:p>
        </text:list-item>
        <text:list-item>
          <text:p text:style-name="P3">Scaled the company from 20+ to 150+ employees and stabilized the Splinterlands infrastructure during a period of rapid growth.</text:p>
        </text:list-item>
        <text:list-item>
          <text:p text:style-name="P3">Developed tech strategy, overseeing product design and updates for Splinterlands on the HIVE blockchain, ensuring stability and scalability.</text:p>
        </text:list-item>
        <text:list-item>
          <text:p text:style-name="P3">Introduced Agile methodologies and collaborated with senior leadership to refine product vision and execution.</text:p>
        </text:list-item>
        <text:list-item>
          <text:p text:style-name="P3">Led R&amp;D efforts, exploring new gaming products and technology advancements to bring to market.</text:p>
        </text:list-item>
        <text:list-item>
          <text:p text:style-name="P3">Presented company innovations at GDC 2022, highlighting successful product development.</text:p>
        </text:list-item>
        <text:list-item>
          <text:p text:style-name="P3">Built and managed an engineering team, enhancing software architecture, coding standards, and deployment practices.</text:p>
        </text:list-item>
      </text:list>
      <text:p text:style-name="First_20_paragraph"><text:span text:style-name="T1">Technologies:</text:span> React, TypeScript, PostGreSQL, DynamoDB, Redis, Git, JavaScript, AWS.</text:p>
      <text:h text:style-name="Heading_20_3" text:outline-level="3"><text:bookmark-start text:name="nexxt-inc--philadelphia-pa"/>Nexxt, Inc. | Philadelphia, PA<text:bookmark-end text:name="nexxt-inc--philadelphia-pa"/></text:h>
      <text:p text:style-name="First_20_paragraph"><text:span text:style-name="T2">Lead Architect / Solutions Architect</text:span> <text:span text:style-name="T1">May 2011 – Sept 2021</text:span></text:p>
      <text:list text:style-name="L4">
        <text:list-item>
          <text:p text:style-name="P4">Led the architectural design and deployment of large-scale web applications and real-time data processing solutions across 50+ servers.</text:p>
        </text:list-item>
        <text:list-item>
          <text:p text:style-name="P4">Engineered a horizontally scalable email system, capable of delivering 25+ million emails daily, and a grid computing framework to handle diverse data loads in near real-time.</text:p>
        </text:list-item>
        <text:list-item>
          <text:p text:style-name="P4">Built a real-time monitoring system for enterprise APIs, boosting system reliability and responsiveness.</text:p>
        </text:list-item>
        <text:list-item>
          <text:p text:style-name="P4">Managed an Elasticsearch cluster for real-time indexing and searching of 80M resumes and millions of job listings.</text:p>
        </text:list-item>
        <text:list-item>
          <text:p text:style-name="P4">Developed new web applications using .NET, MVC, AngularJS, and jQuery, and deployed projects on AWS leveraging DynamoDB, Lambda, S3, and EC2.</text:p>
        </text:list-item>
        <text:list-item>
          <text:p text:style-name="P4">Improved CI/CD pipelines with NAnt, MSBuild, Jenkins, and NuGet to automate builds and testing.</text:p>
        </text:list-item>
      </text:list>
      <text:p text:style-name="First_20_paragraph"><text:span text:style-name="T1">Technologies:</text:span> .NET Core 2.1, C#, .NET 4.7, ASP.NET MVC, ElasticSearch, Ubuntu, Windows Server, MSMQ, Angular 1, AWS DynamoDB, CloudFront, S3, EC2, Lambda, SQL Server, Couchbase, Redis, Git, Mercurial (Hg), SubVersion, NAnt, MSBuild, Jenkins, NuGet.</text:p>
      <text:h text:style-name="Heading_20_3" text:outline-level="3"><text:bookmark-start text:name="earlier-roles"/>Earlier Roles<text:bookmark-end text:name="earlier-roles"/></text:h>
      <text:list text:style-name="L5">
        <text:list-item>
          <text:p text:style-name="P5"><text:span text:style-name="T2">Enterprise Architect / Technical Lead</text:span> Project Management Institute <text:span text:style-name="T1">(Aug 2008 – June 2011)</text:span></text:p>
          <text:list text:style-name="L6">
            <text:list-item>
              <text:p text:style-name="P6">Led IT architecture and eCommerce platforms for 300,000+ members, optimizing SDLC processes and managing Agile Scrum projects using ASP.NET, SharePoint, BizTalk, C#/VB.NET, SQL Server, and iBatis.NET.</text:p>
            </text:list-item>
          </text:list>
        </text:list-item>
        <text:list-item>
          <text:p text:style-name="P5"><text:span text:style-name="T2">Sr. .NET Developer</text:span> ATK Elkton <text:span text:style-name="T1">(Feb 2008 – Aug 2008)</text:span></text:p>
          <text:list text:style-name="L7">
            <text:list-item>
              <text:p text:style-name="P7">Migrated ERP systems from Cincom to Costpoint using VB.NET, C#, SQL Server, and Oracle.</text:p>
            </text:list-item>
          </text:list>
        </text:list-item>
        <text:list-item>
          <text:p text:style-name="P5"><text:span text:style-name="T2">Process and Infrastructure Lead, Web Team Lead, Sr. .NET Developer</text:span> Chatham Financial Corporation <text:span text:style-name="T1">(Feb 2004 – Jan 2008)</text:span></text:p>
          <text:list text:style-name="L8">
            <text:list-item>
              <text:p text:style-name="P8">Led web development, build automation, and release management using .NET, ASP.NET, SQL Server, and Agile methodologies.</text:p>
            </text:list-item>
          </text:list>
        </text:list-item>
        <text:list-item>
          <text:p text:style-name="P5"><text:span text:style-name="T2">.NET Developer</text:span> Exelon Power Team <text:span text:style-name="T1">(Jan 2003 – Feb 2004)</text:span></text:p>
          <text:list text:style-name="L9">
            <text:list-item>
              <text:p text:style-name="P9">Developed .NET web applications for power trading using C#, T-SQL, and SQL Server.</text:p>
            </text:list-item>
          </text:list>
        </text:list-item>
        <text:list-item>
          <text:p text:style-name="P5"><text:span text:style-name="T2">.NET Developer</text:span> MiraTech Consulting Group, Inc <text:span text:style-name="T1">(Sept 2002 – Jan 2003)</text:span></text:p>
          <text:list text:style-name="L10">
            <text:list-item>
              <text:p text:style-name="P10">Managed multiple projects using ASP.NET, SQL Server, and VB.NET.</text:p>
            </text:list-item>
          </text:list>
        </text:list-item>
        <text:list-item>
          <text:p text:style-name="P5"><text:span text:style-name="T2">.NET Developer</text:span> AppsChannel, Inc <text:span text:style-name="T1">(Jan 2002 – Aug 2002)</text:span></text:p>
          <text:list text:style-name="L11">
            <text:list-item>
              <text:p text:style-name="P11">Developed add-ins for Visual Studio .NET using VB.NET and C#.</text:p>
            </text:list-item>
          </text:list>
        </text:list-item>
        <text:list-item>
          <text:p text:style-name="P5"><text:span text:style-name="T2">DMS Systems Programmer</text:span> Baker Oil Tools <text:span text:style-name="T1">(Aug 2001 – Jan 2002)</text:span></text:p>
          <text:list text:style-name="L12">
            <text:list-item>
              <text:p text:style-name="P12">Implemented Documentum and developed web-based document management systems with VB6, ASP, and COM.</text:p>
            </text:list-item>
          </text:list>
        </text:list-item>
        <text:list-item>
          <text:p text:style-name="P5"><text:span text:style-name="T2">Lead Programmer</text:span> Network for Strategic Missions <text:span text:style-name="T1">(Mar 1999 – Apr 2001)</text:span></text:p>
          <text:list text:style-name="L13">
            <text:list-item>
              <text:p text:style-name="P13">Developed web projects using PHP, PostgreSQL, ASP, and VBScript.</text:p>
            </text:list-item>
          </text:list>
        </text:list-item>
        <text:list-item>
          <text:p text:style-name="P5"><text:span text:style-name="T2">Information Systems Administrator / Sales Representative</text:span> Family Mission/Vision Enterprises <text:span text:style-name="T1">(Feb 1995 – Aug 1997)</text:span></text:p>
          <text:list text:style-name="L14">
            <text:list-item>
              <text:p text:style-name="P14">Managed MS Windows network operations and launched the organization’s online catalog.</text:p>
            </text:list-item>
          </text:list>
        </text:list-item>
      </text:list>
      <text:p text:style-name="First_20_paragraph"><text:span text:style-name="T1">Note:</text:span> Additional details for earlier roles are available on LinkedIn or upon request.</text:p>
      <text:h text:style-name="Heading_20_2" text:outline-level="2"><text:bookmark-start text:name="open-source-contributions"/>Open Source Contributions<text:bookmark-end text:name="open-source-contributions"/></text:h>
      <text:list text:style-name="L15">
        <text:list-item>
          <text:p text:style-name="P15"><text:span text:style-name="T2">Open Flash Chart:</text:span> Developed .NET API integration.</text:p>
        </text:list-item>
        <text:list-item>
          <text:p text:style-name="P15"><text:span text:style-name="T2">NAntContrib:</text:span> Contributed the VssDelete task for build automation.</text:p>
        </text:list-item>
        <text:list-item>
          <text:p text:style-name="P15"><text:span text:style-name="T2">Copy for Context:</text:span> Contributed to the development of a VS Code extension for copying selected files as formatted markdown.</text:p>
        </text:list-item>
      </text:list>
      <text:h text:style-name="Heading_20_2" text:outline-level="2"><text:bookmark-start text:name="education"/>Education<text:bookmark-end text:name="education"/></text:h>
      <text:list text:style-name="L16">
        <text:list-item>
          <text:p text:style-name="P16"><text:span text:style-name="T2">Bachelor of Science in Business Administration</text:span> Oral Roberts University <text:span text:style-name="T1">(Dec 2002)</text:span></text:p>
        </text:list-item>
      </text:list>
      <text:h text:style-name="Heading_20_2" text:outline-level="2"><text:bookmark-start text:name="certifications"/>Certifications<text:bookmark-end text:name="certifications"/></text:h>
      <text:list text:style-name="L17">
        <text:list-item>
          <text:p text:style-name="P17"><text:span text:style-name="T2">Microsoft Certified Solutions Developer (MCSD)</text:span></text:p>
        </text:list-item>
        <text:list-item>
          <text:p text:style-name="P17"><text:span text:style-name="T2">Dale Carnegie Course Graduate</text:span></text:p>
        </text:list-item>
        <text:list-item>
          <text:p text:style-name="P17"><text:span text:style-name="T2">Certified PC Troubleshooter</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Richard C. Adleta</dc:title>
    <dc:description/>
    <dc:subject/>
    <meta:keyword/>
    <meta:initial-creator/>
    <dc:creator/>
    <meta:creation-date>2024-09-21T00:03:25Z</meta:creation-date>
    <dc:date>2024-09-21T00:03:25Z</dc:date>
  </office:meta>
</office:document-meta>
</file>